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12.635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10.075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14.515cm"/>
    </style:style>
    <style:style style:name="co10" style:family="table-column">
      <style:table-column-properties fo:break-before="auto" style:column-width="3.593cm"/>
    </style:style>
    <style:style style:name="co11" style:family="table-column">
      <style:table-column-properties fo:break-before="auto" style:column-width="11.165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Audit Globa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dit SEO de Site Web</text:p>
          </table:table-cell>
          <table:covered-table-cell table:style-name="Default"/>
          <table:covered-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2" table:number-rows-spanned="1">
            <text:p>Sélection de Pages à auditer</text:p>
          </table:table-cell>
          <table:covered-table-cell/>
          <table:table-cell/>
          <table:table-cell table:style-name="ce2" office:value-type="string" calcext:value-type="string" table:number-columns-spanned="4" table:number-rows-spanned="1">
            <text:p>Référentiel d’audit de Site</text:p>
          </table:table-cell>
          <table:covered-table-cell table:number-columns-repeated="3" table:style-name="ce4"/>
        </table:table-row>
        <table:table-row table:style-name="ro4">
          <table:table-cell table:style-name="ce3" office:value-type="string" calcext:value-type="string">
            <text:p>Pages</text:p>
          </table:table-cell>
          <table:table-cell table:style-name="ce3" office:value-type="string" calcext:value-type="string">
            <text:p>URL</text:p>
          </table:table-cell>
          <table:table-cell/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Règle / Question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Accueil</text:p>
          </table:table-cell>
          <table:table-cell office:value-type="string" calcext:value-type="string">
            <text:p>/</text:p>
          </table:table-cell>
          <table:table-cell/>
          <table:table-cell table:style-name="ce4" office:value-type="string" calcext:value-type="string">
            <text:p><text:s/>Robots.txt <text:s text:c="10"/></text:p>
          </table:table-cell>
          <table:table-cell table:style-name="ce4" office:value-type="string" calcext:value-type="string">
            <text:p><text:s/>Le fichier Robots.txt se trouve dans le répertoire racine du domaine </text:p>
          </table:table-cell>
          <table:table-cell table:style-name="ce4" table:number-columns-repeated="2"/>
        </table:table-row>
        <table:table-row table:style-name="ro5">
          <table:table-cell office:value-type="string" calcext:value-type="string">
            <text:p>Contact</text:p>
          </table:table-cell>
          <table:table-cell table:number-columns-repeated="2"/>
          <table:table-cell table:style-name="ce4" office:value-type="string" calcext:value-type="string">
            <text:p><text:s/>Robots.txt <text:s text:c="10"/></text:p>
          </table:table-cell>
          <table:table-cell table:style-name="ce4" office:value-type="string" calcext:value-type="string">
            <text:p><text:s/>La fonction “disallow” est correcte <text:s text:c="33"/></text:p>
          </table:table-cell>
          <table:table-cell table:style-name="ce4" table:number-columns-repeated="2"/>
        </table:table-row>
        <table:table-row table:style-name="ro5">
          <table:table-cell office:value-type="string" calcext:value-type="string">
            <text:p>Blog ~ Actualités</text:p>
          </table:table-cell>
          <table:table-cell table:number-columns-repeated="2"/>
          <table:table-cell table:style-name="ce4" office:value-type="string" calcext:value-type="string">
            <text:p><text:s/>Robots.txt <text:s text:c="10"/></text:p>
          </table:table-cell>
          <table:table-cell table:style-name="ce4" office:value-type="string" calcext:value-type="string">
            <text:p><text:s/>Un lien vers le Sitemap XML se trouve dans le fichier robots.txt <text:s text:c="4"/></text:p>
          </table:table-cell>
          <table:table-cell table:style-name="ce4" table:number-columns-repeated="2"/>
        </table:table-row>
        <table:table-row table:style-name="ro5">
          <table:table-cell office:value-type="string" calcext:value-type="string">
            <text:p>Mentions légales</text:p>
          </table:table-cell>
          <table:table-cell table:number-columns-repeated="2"/>
          <table:table-cell table:style-name="ce4" office:value-type="string" calcext:value-type="string">
            <text:p><text:s/>Sitemap XML <text:s text:c="9"/></text:p>
          </table:table-cell>
          <table:table-cell table:style-name="ce4" office:value-type="string" calcext:value-type="string">
            <text:p><text:s/>Le Sitemap XML est stocké dans le bon répertoire <text:s text:c="20"/></text:p>
          </table:table-cell>
          <table:table-cell table:style-name="ce4" table:number-columns-repeated="2"/>
        </table:table-row>
        <table:table-row table:style-name="ro5">
          <table:table-cell table:style-name="ce5" office:value-type="string" calcext:value-type="string">
            <text:p>Page d’activité</text:p>
          </table:table-cell>
          <table:table-cell table:number-columns-repeated="2"/>
          <table:table-cell table:style-name="ce4" office:value-type="string" calcext:value-type="string">
            <text:p><text:s/>Sitemap XML <text:s text:c="9"/></text:p>
          </table:table-cell>
          <table:table-cell table:style-name="ce4" office:value-type="string" calcext:value-type="string">
            <text:p><text:s/>Le Sitemap XML contient toutes les URL sous une forme correcte <text:s text:c="6"/></text:p>
          </table:table-cell>
          <table:table-cell table:style-name="ce4" table:number-columns-repeated="2"/>
        </table:table-row>
        <table:table-row table:style-name="ro5">
          <table:table-cell table:style-name="ce5" office:value-type="string" calcext:value-type="string">
            <text:p>Page d’Article de Blog</text:p>
          </table:table-cell>
          <table:table-cell table:number-columns-repeated="2"/>
          <table:table-cell table:style-name="ce4" office:value-type="string" calcext:value-type="string">
            <text:p><text:s/>Sitemap XML <text:s text:c="9"/></text:p>
          </table:table-cell>
          <table:table-cell table:style-name="ce4" office:value-type="string" calcext:value-type="string">
            <text:p><text:s/>Toutes les URL les plus importants sont inclus dans le Sitemap XML <text:s text:c="2"/></text:p>
          </table:table-cell>
          <table:table-cell table:style-name="ce4" table:number-columns-repeated="2"/>
        </table:table-row>
        <table:table-row table:style-name="ro5">
          <table:table-cell table:number-columns-repeated="3"/>
          <table:table-cell table:style-name="ce4" office:value-type="string" calcext:value-type="string">
            <text:p><text:s/>Sitemap XML <text:s text:c="9"/></text:p>
          </table:table-cell>
          <table:table-cell table:style-name="ce4" office:value-type="string" calcext:value-type="string">
            <text:p><text:s/>Le Sitemap XML est à jour <text:s text:c="43"/></text:p>
          </table:table-cell>
          <table:table-cell table:style-name="ce4" table:number-columns-repeated="2"/>
        </table:table-row>
        <table:table-row table:style-name="ro5">
          <table:table-cell table:number-columns-repeated="3"/>
          <table:table-cell table:style-name="ce4" office:value-type="string" calcext:value-type="string">
            <text:p><text:s/>Sitemap XML <text:s text:c="9"/></text:p>
          </table:table-cell>
          <table:table-cell table:style-name="ce4" office:value-type="string" calcext:value-type="string">
            <text:p><text:s/>Le Sitemap XML est téléchargé dans le Google Search Console <text:s text:c="9"/></text:p>
          </table:table-cell>
          <table:table-cell table:style-name="ce4" table:number-columns-repeated="2"/>
        </table:table-row>
        <table:table-row table:style-name="ro5">
          <table:table-cell office:value-type="string" calcext:value-type="string">
            <text:p>Boutique</text:p>
          </table:table-cell>
          <table:table-cell table:number-columns-repeated="2"/>
          <table:table-cell table:style-name="ce4" office:value-type="string" calcext:value-type="string">
            <text:p><text:s/>Internationalisation </text:p>
          </table:table-cell>
          <table:table-cell table:style-name="ce4" office:value-type="string" calcext:value-type="string">
            <text:p><text:s/>Vos menus de navigation sont-ils traduits ? <text:s text:c="25"/></text:p>
          </table:table-cell>
          <table:table-cell table:style-name="ce4" table:number-columns-repeated="2"/>
        </table:table-row>
        <table:table-row table:style-name="ro5">
          <table:table-cell table:style-name="ce5" office:value-type="string" calcext:value-type="string">
            <text:p>Page de Produit</text:p>
          </table:table-cell>
          <table:table-cell table:number-columns-repeated="2"/>
          <table:table-cell table:style-name="ce4" office:value-type="string" calcext:value-type="string">
            <text:p><text:s/>Internationalisation </text:p>
          </table:table-cell>
          <table:table-cell table:style-name="ce4" office:value-type="string" calcext:value-type="string">
            <text:p><text:s/>Les versions nationales ont-elles été stockées dans le GSC ? <text:s text:c="8"/></text:p>
          </table:table-cell>
          <table:table-cell table:style-name="ce4" table:number-columns-repeated="2"/>
        </table:table-row>
        <table:table-row table:style-name="ro5">
          <table:table-cell office:value-type="string" calcext:value-type="string">
            <text:p>Panie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Mon compt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onnexion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Inscrption</text:p>
          </table:table-cell>
          <table:table-cell table:number-columns-repeated="6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Default" table:number-columns-repeated="2"/>
          <table:table-cell table:number-columns-repeated="5"/>
        </table:table-row>
      </table:table>
      <table:table table:name="Page d'Accueil" table:style-name="ta1">
        <table:table-column table:style-name="co8" table:default-cell-style-name="ce8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row table:style-name="ro6">
          <table:table-cell table:style-name="ce7" office:value-type="string" calcext:value-type="string" table:number-columns-spanned="4" table:number-rows-spanned="1">
            <text:p>Page : Accueil</text:p>
          </table:table-cell>
          <table:covered-table-cell table:number-columns-repeated="3" table:style-name="Default"/>
        </table:table-row>
        <table:table-row table:style-name="ro7">
          <table:table-cell table:style-name="ce6" office:value-type="string" calcext:value-type="string">
            <text:p>Catégorie 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<text:s/>Objectif</text:p>
          </table:table-cell>
          <table:table-cell office:value-type="string" calcext:value-type="string">
            <text:p>Quel est le but de la page ? Présenter, Vendre, Contacter, etc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à l'activité ou du produit présenté (mot-clef principal ou vairante) sur la pa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au champ de localité, la zone de chalandi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la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 title doit contenir les mots-clefs suivants : Activité - Localité -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page contient une meta-descrip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fait maximum 250 caractè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le mot-clé principal dans les 160 premiers caractères pour évoquer le sujet princip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un appel à l'ac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s permaliens (ou slangs) ne dépassent pas plus de 5 mots, l'URL est cour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URL est facilement compréhensi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 permalien désigne son contenu avec un mot-clef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Évitez-vous les identifiants de session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Y a-t-il des caractères spéciaux dans mes URL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encodage de mes URL est-il correc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a page contient un seul titre H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lisible et clai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comporte le mot-clef principal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<text:s/>Le titre H1 comporte au moins un couple mot-clef d'activité/localité, mot-clef d'activité/raison sociale ou localité/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unique par rapport à celui d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respectent la hiérarchie des tit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balises H sont-elles utilisées exclusivement pour formater les titres, mais pas pour formater d'autres éléments de la mise en pag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sont écrits avec une majuscule sur les mots les plus importants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t des localit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n début de balise (variantes du mot-clef principal ou sous-partie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mots les plus importants dans les titres ont au moins la première lettre (lettre capitale) en majuscule - Titres en “Pascal Case”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comporte des liens vers l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des liens décrit la page vers laquelle mène le lien en incluant un mot-clef de la page pointée par le lie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contenu comporte des informations de localité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le mot-clef principal et des variantes de ce mot-clef en gra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des informations de localité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a nature et les caractéristiques quantifiables des produits et services sont indiqué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Existe-t-il des cas de cannibalisation des mots-clé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a taille des images est-elle optimisé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Si la page a d'abord pour but de présenter ou de vendre : le contenu global de la page intègre des im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es images ont un nom de fichier basé sur une description succincte de celle-ci, les mots sont séparés d'un tiret “-“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images ont un attribut alternatif (ALT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des images sont remplis avec une description pertinen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contiennent des mots-clés pertinent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de</text:p>
          </table:table-cell>
          <table:table-cell office:value-type="string" calcext:value-type="string">
            <text:p>Les fichiers CSS/JS/HTML volumineux sont compress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elle-mêm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contient une URL absolue et non une URL relativ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Une seule balise canonique est mise en œuvre par UR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une page marquée par index ou redirec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es balises “rel=prev” ou “rel=next” pointe vers une page avec index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a balise canonique fait toujours référence à la page elle-même lors de la pagin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tre ratio publicité/contenu est-il trop élev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s annonces sur les pages de votre site web sont-elles utiles à vos utilisateur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Toutes vos publicités sont-elles en dessous du pli sur les pages de votre si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langue de l'URL change-t-elle également lorsque vous sélectionnez une version linguistique différen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devises ou les unités ont-elles été adaptées au pays concern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balises hreflang sont-elles correctement implémentée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page a une référence rel=alterna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 codes de langue/pays est correct dans la balise hreflang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versions linguistiques sont-elles transmises correctemen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Si un contenu dans une autre langue existe, est-elle mentionnée par un attribut lang dans la balise parente ?</text:p>
          </table:table-cell>
          <table:table-cell table:number-columns-repeated="2"/>
        </table:table-row>
      </table:table>
      <table:table table:name="Page de Contact" table:style-name="ta1">
        <table:table-column table:style-name="co8" table:default-cell-style-name="ce8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row table:style-name="ro6">
          <table:table-cell table:style-name="ce7" office:value-type="string" calcext:value-type="string" table:number-columns-spanned="4" table:number-rows-spanned="1">
            <text:p>Page : Contact</text:p>
          </table:table-cell>
          <table:covered-table-cell table:number-columns-repeated="3" table:style-name="Default"/>
        </table:table-row>
        <table:table-row table:style-name="ro7">
          <table:table-cell table:style-name="ce6" office:value-type="string" calcext:value-type="string">
            <text:p>Catégorie 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<text:s/>Objectif</text:p>
          </table:table-cell>
          <table:table-cell office:value-type="string" calcext:value-type="string">
            <text:p>Quel est le but de la page ? Présenter, Vendre, Contacter, etc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à l'activité ou du produit présenté (mot-clef principal ou vairante) sur la pa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au champ de localité, la zone de chalandi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la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 title doit contenir les mots-clefs suivants : Activité - Localité -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page contient une meta-descrip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fait maximum 250 caractè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le mot-clé principal dans les 160 premiers caractères pour évoquer le sujet princip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un appel à l'ac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s permaliens (ou slangs) ne dépassent pas plus de 5 mots, l'URL est cour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URL est facilement compréhensi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 permalien désigne son contenu avec un mot-clef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Évitez-vous les identifiants de session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Y a-t-il des caractères spéciaux dans mes URL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encodage de mes URL est-il correc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a page contient un seul titre H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lisible et clai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comporte le mot-clef principal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<text:s/>Le titre H1 comporte au moins un couple mot-clef d'activité/localité, mot-clef d'activité/raison sociale ou localité/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unique par rapport à celui d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respectent la hiérarchie des tit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balises H sont-elles utilisées exclusivement pour formater les titres, mais pas pour formater d'autres éléments de la mise en pag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sont écrits avec une majuscule sur les mots les plus importants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t des localit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n début de balise (variantes du mot-clef principal ou sous-partie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mots les plus importants dans les titres ont au moins la première lettre (lettre capitale) en majuscule - Titres en “Pascal Case”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comporte des liens vers l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des liens décrit la page vers laquelle mène le lien en incluant un mot-clef de la page pointée par le lie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contenu comporte des informations de localité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le mot-clef principal et des variantes de ce mot-clef en gra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des informations de localité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a nature et les caractéristiques quantifiables des produits et services sont indiqué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Existe-t-il des cas de cannibalisation des mots-clé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a taille des images est-elle optimisé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Si la page a d'abord pour but de présenter ou de vendre : le contenu global de la page intègre des im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es images ont un nom de fichier basé sur une description succincte de celle-ci, les mots sont séparés d'un tiret “-“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images ont un attribut alternatif (ALT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des images sont remplis avec une description pertinen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contiennent des mots-clés pertinent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de</text:p>
          </table:table-cell>
          <table:table-cell office:value-type="string" calcext:value-type="string">
            <text:p>Les fichiers CSS/JS/HTML volumineux sont compress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elle-mêm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contient une URL absolue et non une URL relativ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Une seule balise canonique est mise en œuvre par UR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une page marquée par index ou redirec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es balises “rel=prev” ou “rel=next” pointe vers une page avec index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a balise canonique fait toujours référence à la page elle-même lors de la pagin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tre ratio publicité/contenu est-il trop élev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s annonces sur les pages de votre site web sont-elles utiles à vos utilisateur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Toutes vos publicités sont-elles en dessous du pli sur les pages de votre si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langue de l'URL change-t-elle également lorsque vous sélectionnez une version linguistique différen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devises ou les unités ont-elles été adaptées au pays concern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balises hreflang sont-elles correctement implémentée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page a une référence rel=alterna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 codes de langue/pays est correct dans la balise hreflang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versions linguistiques sont-elles transmises correctemen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Si un contenu dans une autre langue existe, est-elle mentionnée par un attribut lang dans la balise parente ?</text:p>
          </table:table-cell>
          <table:table-cell table:number-columns-repeated="2"/>
        </table:table-row>
      </table:table>
      <table:table table:name="Page de Blog ~ Actualité" table:style-name="ta1">
        <table:table-column table:style-name="co8" table:default-cell-style-name="ce8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row table:style-name="ro6">
          <table:table-cell table:style-name="ce7" office:value-type="string" calcext:value-type="string" table:number-columns-spanned="4" table:number-rows-spanned="1">
            <text:p>Page : Blog ~ Actualité</text:p>
          </table:table-cell>
          <table:covered-table-cell table:number-columns-repeated="3" table:style-name="Default"/>
        </table:table-row>
        <table:table-row table:style-name="ro7">
          <table:table-cell table:style-name="ce6" office:value-type="string" calcext:value-type="string">
            <text:p>Catégorie 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<text:s/>Objectif</text:p>
          </table:table-cell>
          <table:table-cell office:value-type="string" calcext:value-type="string">
            <text:p>Quel est le but de la page ? Présenter, Vendre, Contacter, etc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à l'activité ou du produit présenté (mot-clef principal ou vairante) sur la pa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au champ de localité, la zone de chalandi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la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 title doit contenir les mots-clefs suivants : Activité - Localité -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page contient une meta-descrip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fait maximum 250 caractè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le mot-clé principal dans les 160 premiers caractères pour évoquer le sujet princip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un appel à l'ac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s permaliens (ou slangs) ne dépassent pas plus de 5 mots, l'URL est cour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URL est facilement compréhensi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 permalien désigne son contenu avec un mot-clef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Évitez-vous les identifiants de session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Y a-t-il des caractères spéciaux dans mes URL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encodage de mes URL est-il correc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a page contient un seul titre H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lisible et clai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comporte le mot-clef principal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<text:s/>Le titre H1 comporte au moins un couple mot-clef d'activité/localité, mot-clef d'activité/raison sociale ou localité/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unique par rapport à celui d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respectent la hiérarchie des tit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balises H sont-elles utilisées exclusivement pour formater les titres, mais pas pour formater d'autres éléments de la mise en pag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sont écrits avec une majuscule sur les mots les plus importants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t des localit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n début de balise (variantes du mot-clef principal ou sous-partie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mots les plus importants dans les titres ont au moins la première lettre (lettre capitale) en majuscule - Titres en “Pascal Case”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comporte des liens vers l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des liens décrit la page vers laquelle mène le lien en incluant un mot-clef de la page pointée par le lie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contenu comporte des informations de localité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le mot-clef principal et des variantes de ce mot-clef en gra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des informations de localité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a nature et les caractéristiques quantifiables des produits et services sont indiqué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Existe-t-il des cas de cannibalisation des mots-clé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a taille des images est-elle optimisé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Si la page a d'abord pour but de présenter ou de vendre : le contenu global de la page intègre des im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es images ont un nom de fichier basé sur une description succincte de celle-ci, les mots sont séparés d'un tiret “-“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images ont un attribut alternatif (ALT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des images sont remplis avec une description pertinen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contiennent des mots-clés pertinent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de</text:p>
          </table:table-cell>
          <table:table-cell office:value-type="string" calcext:value-type="string">
            <text:p>Les fichiers CSS/JS/HTML volumineux sont compress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elle-mêm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contient une URL absolue et non une URL relativ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Une seule balise canonique est mise en œuvre par UR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une page marquée par index ou redirec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es balises “rel=prev” ou “rel=next” pointe vers une page avec index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a balise canonique fait toujours référence à la page elle-même lors de la pagin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tre ratio publicité/contenu est-il trop élev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s annonces sur les pages de votre site web sont-elles utiles à vos utilisateur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Toutes vos publicités sont-elles en dessous du pli sur les pages de votre si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langue de l'URL change-t-elle également lorsque vous sélectionnez une version linguistique différen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devises ou les unités ont-elles été adaptées au pays concern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balises hreflang sont-elles correctement implémentée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page a une référence rel=alterna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 codes de langue/pays est correct dans la balise hreflang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versions linguistiques sont-elles transmises correctemen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Si un contenu dans une autre langue existe, est-elle mentionnée par un attribut lang dans la balise parente ?</text:p>
          </table:table-cell>
          <table:table-cell table:number-columns-repeated="2"/>
        </table:table-row>
      </table:table>
      <table:table table:name="Mentions légales" table:style-name="ta1">
        <table:table-column table:style-name="co8" table:default-cell-style-name="ce8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row table:style-name="ro6">
          <table:table-cell table:style-name="ce7" office:value-type="string" calcext:value-type="string" table:number-columns-spanned="4" table:number-rows-spanned="1">
            <text:p>Page : Mentions Légales</text:p>
          </table:table-cell>
          <table:covered-table-cell table:number-columns-repeated="3" table:style-name="Default"/>
        </table:table-row>
        <table:table-row table:style-name="ro7">
          <table:table-cell table:style-name="ce6" office:value-type="string" calcext:value-type="string">
            <text:p>Catégorie 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<text:s/>Objectif</text:p>
          </table:table-cell>
          <table:table-cell office:value-type="string" calcext:value-type="string">
            <text:p>Quel est le but de la page ? Présenter, Vendre, Contacter, etc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à l'activité ou du produit présenté (mot-clef principal ou vairante) sur la pa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au champ de localité, la zone de chalandi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la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 title doit contenir les mots-clefs suivants : Activité - Localité -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page contient une meta-descrip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fait maximum 250 caractè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le mot-clé principal dans les 160 premiers caractères pour évoquer le sujet princip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un appel à l'ac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s permaliens (ou slangs) ne dépassent pas plus de 5 mots, l'URL est cour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URL est facilement compréhensi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 permalien désigne son contenu avec un mot-clef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Évitez-vous les identifiants de session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Y a-t-il des caractères spéciaux dans mes URL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encodage de mes URL est-il correc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a page contient un seul titre H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lisible et clai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comporte le mot-clef principal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<text:s/>Le titre H1 comporte au moins un couple mot-clef d'activité/localité, mot-clef d'activité/raison sociale ou localité/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unique par rapport à celui d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respectent la hiérarchie des tit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balises H sont-elles utilisées exclusivement pour formater les titres, mais pas pour formater d'autres éléments de la mise en pag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sont écrits avec une majuscule sur les mots les plus importants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t des localit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n début de balise (variantes du mot-clef principal ou sous-partie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mots les plus importants dans les titres ont au moins la première lettre (lettre capitale) en majuscule - Titres en “Pascal Case”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comporte des liens vers l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des liens décrit la page vers laquelle mène le lien en incluant un mot-clef de la page pointée par le lie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contenu comporte des informations de localité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le mot-clef principal et des variantes de ce mot-clef en gra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des informations de localité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a nature et les caractéristiques quantifiables des produits et services sont indiqué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Existe-t-il des cas de cannibalisation des mots-clé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a taille des images est-elle optimisé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Si la page a d'abord pour but de présenter ou de vendre : le contenu global de la page intègre des im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es images ont un nom de fichier basé sur une description succincte de celle-ci, les mots sont séparés d'un tiret “-“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images ont un attribut alternatif (ALT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des images sont remplis avec une description pertinen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contiennent des mots-clés pertinent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de</text:p>
          </table:table-cell>
          <table:table-cell office:value-type="string" calcext:value-type="string">
            <text:p>Les fichiers CSS/JS/HTML volumineux sont compress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elle-mêm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contient une URL absolue et non une URL relativ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Une seule balise canonique est mise en œuvre par UR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une page marquée par index ou redirec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es balises “rel=prev” ou “rel=next” pointe vers une page avec index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a balise canonique fait toujours référence à la page elle-même lors de la pagin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tre ratio publicité/contenu est-il trop élev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s annonces sur les pages de votre site web sont-elles utiles à vos utilisateur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Toutes vos publicités sont-elles en dessous du pli sur les pages de votre si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langue de l'URL change-t-elle également lorsque vous sélectionnez une version linguistique différen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devises ou les unités ont-elles été adaptées au pays concern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balises hreflang sont-elles correctement implémentée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page a une référence rel=alterna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 codes de langue/pays est correct dans la balise hreflang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versions linguistiques sont-elles transmises correctemen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Si un contenu dans une autre langue existe, est-elle mentionnée par un attribut lang dans la balise parente ?</text:p>
          </table:table-cell>
          <table:table-cell table:number-columns-repeated="2"/>
        </table:table-row>
      </table:table>
      <table:table table:name="Page" table:style-name="ta1">
        <table:table-column table:style-name="co8" table:default-cell-style-name="ce8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row table:style-name="ro6">
          <table:table-cell table:style-name="ce7" office:value-type="string" calcext:value-type="string" table:number-columns-spanned="4" table:number-rows-spanned="1">
            <text:p>Page : </text:p>
          </table:table-cell>
          <table:covered-table-cell table:number-columns-repeated="3" table:style-name="Default"/>
        </table:table-row>
        <table:table-row table:style-name="ro7">
          <table:table-cell table:style-name="ce6" office:value-type="string" calcext:value-type="string">
            <text:p>Catégorie 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<text:s/>Objectif</text:p>
          </table:table-cell>
          <table:table-cell office:value-type="string" calcext:value-type="string">
            <text:p>Quel est le but de la page ? Présenter, Vendre, Contacter, etc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à l'activité ou du produit présenté (mot-clef principal ou vairante) sur la pa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au champ de localité, la zone de chalandi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la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 title doit contenir les mots-clefs suivants : Activité - Localité -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page contient une meta-descrip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fait maximum 250 caractè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le mot-clé principal dans les 160 premiers caractères pour évoquer le sujet princip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un appel à l'ac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s permaliens (ou slangs) ne dépassent pas plus de 5 mots, l'URL est cour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URL est facilement compréhensi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 permalien désigne son contenu avec un mot-clef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Évitez-vous les identifiants de session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Y a-t-il des caractères spéciaux dans mes URL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encodage de mes URL est-il correc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a page contient un seul titre H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lisible et clai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comporte le mot-clef principal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<text:s/>Le titre H1 comporte au moins un couple mot-clef d'activité/localité, mot-clef d'activité/raison sociale ou localité/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unique par rapport à celui d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respectent la hiérarchie des tit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balises H sont-elles utilisées exclusivement pour formater les titres, mais pas pour formater d'autres éléments de la mise en pag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sont écrits avec une majuscule sur les mots les plus importants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t des localit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n début de balise (variantes du mot-clef principal ou sous-partie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mots les plus importants dans les titres ont au moins la première lettre (lettre capitale) en majuscule - Titres en “Pascal Case”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comporte des liens vers l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des liens décrit la page vers laquelle mène le lien en incluant un mot-clef de la page pointée par le lie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contenu comporte des informations de localité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le mot-clef principal et des variantes de ce mot-clef en gra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des informations de localité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a nature et les caractéristiques quantifiables des produits et services sont indiqué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Existe-t-il des cas de cannibalisation des mots-clé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a taille des images est-elle optimisé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Si la page a d'abord pour but de présenter ou de vendre : le contenu global de la page intègre des im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es images ont un nom de fichier basé sur une description succincte de celle-ci, les mots sont séparés d'un tiret “-“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images ont un attribut alternatif (ALT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des images sont remplis avec une description pertinen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contiennent des mots-clés pertinent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de</text:p>
          </table:table-cell>
          <table:table-cell office:value-type="string" calcext:value-type="string">
            <text:p>Les fichiers CSS/JS/HTML volumineux sont compress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elle-mêm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contient une URL absolue et non une URL relativ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Une seule balise canonique est mise en œuvre par UR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une page marquée par index ou redirec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es balises “rel=prev” ou “rel=next” pointe vers une page avec index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a balise canonique fait toujours référence à la page elle-même lors de la pagin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tre ratio publicité/contenu est-il trop élev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s annonces sur les pages de votre site web sont-elles utiles à vos utilisateur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Toutes vos publicités sont-elles en dessous du pli sur les pages de votre si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langue de l'URL change-t-elle également lorsque vous sélectionnez une version linguistique différen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devises ou les unités ont-elles été adaptées au pays concern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balises hreflang sont-elles correctement implémentée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page a une référence rel=alterna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 codes de langue/pays est correct dans la balise hreflang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versions linguistiques sont-elles transmises correctemen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Si un contenu dans une autre langue existe, est-elle mentionnée par un attribut lang dans la balise parente ?</text:p>
          </table:table-cell>
          <table:table-cell table:number-columns-repeated="2"/>
        </table:table-row>
      </table:table>
      <table:table table:name="Article" table:style-name="ta1">
        <table:table-column table:style-name="co8" table:default-cell-style-name="ce8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row table:style-name="ro6">
          <table:table-cell table:style-name="ce7" office:value-type="string" calcext:value-type="string" table:number-columns-spanned="4" table:number-rows-spanned="1">
            <text:p>Page : </text:p>
          </table:table-cell>
          <table:covered-table-cell table:number-columns-repeated="3" table:style-name="Default"/>
        </table:table-row>
        <table:table-row table:style-name="ro7">
          <table:table-cell table:style-name="ce6" office:value-type="string" calcext:value-type="string">
            <text:p>Catégorie 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<text:s/>Objectif</text:p>
          </table:table-cell>
          <table:table-cell office:value-type="string" calcext:value-type="string">
            <text:p>Quel est le but de la page ? Présenter, Vendre, Contacter, etc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à l'activité ou du produit présenté (mot-clef principal ou vairante) sur la pa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au champ de localité, la zone de chalandi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la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 title doit contenir les mots-clefs suivants : Activité - Localité -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page contient une meta-descrip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fait maximum 250 caractè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le mot-clé principal dans les 160 premiers caractères pour évoquer le sujet princip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un appel à l'ac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s permaliens (ou slangs) ne dépassent pas plus de 5 mots, l'URL est cour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URL est facilement compréhensi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 permalien désigne son contenu avec un mot-clef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Évitez-vous les identifiants de session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Y a-t-il des caractères spéciaux dans mes URL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encodage de mes URL est-il correc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a page contient un seul titre H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lisible et clai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comporte le mot-clef principal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<text:s/>Le titre H1 comporte au moins un couple mot-clef d'activité/localité, mot-clef d'activité/raison sociale ou localité/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unique par rapport à celui d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respectent la hiérarchie des tit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balises H sont-elles utilisées exclusivement pour formater les titres, mais pas pour formater d'autres éléments de la mise en pag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sont écrits avec une majuscule sur les mots les plus importants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t des localit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n début de balise (variantes du mot-clef principal ou sous-partie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mots les plus importants dans les titres ont au moins la première lettre (lettre capitale) en majuscule - Titres en “Pascal Case”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comporte des liens vers l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des liens décrit la page vers laquelle mène le lien en incluant un mot-clef de la page pointée par le lie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contenu comporte des informations de localité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le mot-clef principal et des variantes de ce mot-clef en gra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des informations de localité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a nature et les caractéristiques quantifiables des produits et services sont indiqué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Existe-t-il des cas de cannibalisation des mots-clé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a taille des images est-elle optimisé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Si la page a d'abord pour but de présenter ou de vendre : le contenu global de la page intègre des im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es images ont un nom de fichier basé sur une description succincte de celle-ci, les mots sont séparés d'un tiret “-“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images ont un attribut alternatif (ALT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des images sont remplis avec une description pertinen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contiennent des mots-clés pertinent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de</text:p>
          </table:table-cell>
          <table:table-cell office:value-type="string" calcext:value-type="string">
            <text:p>Les fichiers CSS/JS/HTML volumineux sont compress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elle-mêm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contient une URL absolue et non une URL relativ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Une seule balise canonique est mise en œuvre par UR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une page marquée par index ou redirec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es balises “rel=prev” ou “rel=next” pointe vers une page avec index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a balise canonique fait toujours référence à la page elle-même lors de la pagin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tre ratio publicité/contenu est-il trop élev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s annonces sur les pages de votre site web sont-elles utiles à vos utilisateur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Toutes vos publicités sont-elles en dessous du pli sur les pages de votre si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langue de l'URL change-t-elle également lorsque vous sélectionnez une version linguistique différen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devises ou les unités ont-elles été adaptées au pays concern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balises hreflang sont-elles correctement implémentée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page a une référence rel=alterna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 codes de langue/pays est correct dans la balise hreflang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versions linguistiques sont-elles transmises correctemen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Si un contenu dans une autre langue existe, est-elle mentionnée par un attribut lang dans la balise parente ?</text:p>
          </table:table-cell>
          <table:table-cell table:number-columns-repeated="2"/>
        </table:table-row>
      </table:table>
      <table:table table:name="Modèle de Page" table:style-name="ta1">
        <table:table-column table:style-name="co8" table:default-cell-style-name="ce8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row table:style-name="ro6">
          <table:table-cell table:style-name="ce7" office:value-type="string" calcext:value-type="string" table:number-columns-spanned="4" table:number-rows-spanned="1">
            <text:p>Page : </text:p>
          </table:table-cell>
          <table:covered-table-cell table:number-columns-repeated="3" table:style-name="Default"/>
        </table:table-row>
        <table:table-row table:style-name="ro7">
          <table:table-cell table:style-name="ce6" office:value-type="string" calcext:value-type="string">
            <text:p>Catégorie 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Résulta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<text:s/>Objectif</text:p>
          </table:table-cell>
          <table:table-cell office:value-type="string" calcext:value-type="string">
            <text:p>Quel est le but de la page ? Présenter, Vendre, Contacter, etc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à l'activité ou du produit présenté (mot-clef principal ou vairante) sur la pag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des mots-clefs en rapport au champ de localité, la zone de chalandi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-title comporte la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le</text:p>
          </table:table-cell>
          <table:table-cell office:value-type="string" calcext:value-type="string">
            <text:p>La meta title doit contenir les mots-clefs suivants : Activité - Localité - 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page contient une meta-descrip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est unique par rapport aux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fait maximum 250 caractè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le mot-clé principal dans les 160 premiers caractères pour évoquer le sujet principa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eta-description</text:p>
          </table:table-cell>
          <table:table-cell office:value-type="string" calcext:value-type="string">
            <text:p>La meta-description contient un appel à l'ac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s permaliens (ou slangs) ne dépassent pas plus de 5 mots, l'URL est cour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URL est facilement compréhensib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e permalien désigne son contenu avec un mot-clef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Évitez-vous les identifiants de session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Y a-t-il des caractères spéciaux dans mes URL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ermaliens &amp; URLs</text:p>
          </table:table-cell>
          <table:table-cell office:value-type="string" calcext:value-type="string">
            <text:p>L'encodage de mes URL est-il correc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a page contient un seul titre H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lisible et clair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comporte le mot-clef principal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<text:s/>Le titre H1 comporte au moins un couple mot-clef d'activité/localité, mot-clef d'activité/raison sociale ou localité/raison social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 H1</text:p>
          </table:table-cell>
          <table:table-cell office:value-type="string" calcext:value-type="string">
            <text:p>Le titre H1 est unique par rapport à celui d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respectent la hiérarchie des tit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balises H sont-elles utilisées exclusivement pour formater les titres, mais pas pour formater d'autres éléments de la mise en pag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sont écrits avec une majuscule sur les mots les plus importants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t des localit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titres Hn comportent des mots-clefs en début de balise (variantes du mot-clef principal ou sous-partie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Titres Hn</text:p>
          </table:table-cell>
          <table:table-cell office:value-type="string" calcext:value-type="string">
            <text:p>Les mots les plus importants dans les titres ont au moins la première lettre (lettre capitale) en majuscule - Titres en “Pascal Case”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comporte des liens vers les autres p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Maillage interne</text:p>
          </table:table-cell>
          <table:table-cell office:value-type="string" calcext:value-type="string">
            <text:p>Le texte des liens décrit la page vers laquelle mène le lien en incluant un mot-clef de la page pointée par le lie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contenu comporte des informations de localité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le mot-clef principal et des variantes de ce mot-clef en gra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e texte comporte des informations de localité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La nature et les caractéristiques quantifiables des produits et services sont indiqué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ntenu</text:p>
          </table:table-cell>
          <table:table-cell office:value-type="string" calcext:value-type="string">
            <text:p>Existe-t-il des cas de cannibalisation des mots-clé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a taille des images est-elle optimisé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Si la page a d'abord pour but de présenter ou de vendre : le contenu global de la page intègre des imag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mages</text:p>
          </table:table-cell>
          <table:table-cell office:value-type="string" calcext:value-type="string">
            <text:p>Les images ont un nom de fichier basé sur une description succincte de celle-ci, les mots sont séparés d'un tiret “-“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images ont un attribut alternatif (ALT)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des images sont remplis avec une description pertinen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Attributs ALT</text:p>
          </table:table-cell>
          <table:table-cell office:value-type="string" calcext:value-type="string">
            <text:p>Les attributs ALT contiennent des mots-clés pertinent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Code</text:p>
          </table:table-cell>
          <table:table-cell office:value-type="string" calcext:value-type="string">
            <text:p>Les fichiers CSS/JS/HTML volumineux sont compressé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elle-mêm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contient une URL absolue et non une URL relativ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Une seule balise canonique est mise en œuvre par UR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URL canonique</text:p>
          </table:table-cell>
          <table:table-cell office:value-type="string" calcext:value-type="string">
            <text:p>La balise canonique pointe vers une page marquée par index ou redirect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es balises “rel=prev” ou “rel=next” pointe vers une page avec index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agination</text:p>
          </table:table-cell>
          <table:table-cell office:value-type="string" calcext:value-type="string">
            <text:p>La balise canonique fait toujours référence à la page elle-même lors de la paginati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tre ratio publicité/contenu est-il trop élev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Vos annonces sur les pages de votre site web sont-elles utiles à vos utilisateur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Publicité</text:p>
          </table:table-cell>
          <table:table-cell office:value-type="string" calcext:value-type="string">
            <text:p>Toutes vos publicités sont-elles en dessous du pli sur les pages de votre si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langue de l'URL change-t-elle également lorsque vous sélectionnez une version linguistique différente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devises ou les unités ont-elles été adaptées au pays concerné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balises hreflang sont-elles correctement implémentées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a page a une référence rel=alternat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 codes de langue/pays est correct dans la balise hreflang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Les versions linguistiques sont-elles transmises correctement ?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/>Internationalisation</text:p>
          </table:table-cell>
          <table:table-cell office:value-type="string" calcext:value-type="string">
            <text:p>Si un contenu dans une autre langue existe, est-elle mentionnée par un attribut lang dans la balise parente 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03:58:03.019000000</meta:creation-date>
    <dc:date>2024-03-05T04:31:51.763000000</dc:date>
    <meta:editing-duration>PT10M41S</meta:editing-duration>
    <meta:editing-cycles>2</meta:editing-cycles>
    <meta:generator>LibreOffice/7.6.4.1$Windows_X86_64 LibreOffice_project/e19e193f88cd6c0525a17fb7a176ed8e6a3e2aa1</meta:generator>
    <meta:document-statistic meta:table-count="8" meta:cell-count="889" meta:object-count="0"/>
  </office:meta>
</office:document-meta>
</file>